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7.858cm" table:align="left"/>
    </style:style>
    <style:style style:name="Таблица1.A" style:family="table-column">
      <style:table-column-properties style:column-width="3.757cm"/>
    </style:style>
    <style:style style:name="Таблица1.B" style:family="table-column">
      <style:table-column-properties style:column-width="4.10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8.255cm" table:align="left"/>
    </style:style>
    <style:style style:name="Таблица2.A" style:family="table-column">
      <style:table-column-properties style:column-width="4.032cm"/>
    </style:style>
    <style:style style:name="Таблица2.B" style:family="table-column">
      <style:table-column-properties style:column-width="4.22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6cm" style:rel-column-width="21842*"/>
    </style:style>
    <style:style style:name="Таблица3.B" style:family="table-column">
      <style:table-column-properties style:column-width="5.667cm" style:rel-column-width="21849*"/>
    </style:style>
    <style:style style:name="Таблица3.C" style:family="table-column">
      <style:table-column-properties style:column-width="5.667cm" style:rel-column-width="21844*"/>
    </style:style>
    <style:style style:name="Таблица3.1" style:family="table-row">
      <style:table-row-properties style:min-row-height="0.423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 style:shadow="none"/>
    </style:style>
    <style:style style:name="Таблица4.A" style:family="table-column">
      <style:table-column-properties style:column-width="6.033cm"/>
    </style:style>
    <style:style style:name="Таблица4.B" style:family="table-column">
      <style:table-column-properties style:column-width="5.186cm"/>
    </style:style>
    <style:style style:name="Таблица4.C" style:family="table-column">
      <style:table-column-properties style:column-width="5.794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C" style:family="table-column">
      <style:table-column-properties style:column-width="5.667cm" style:rel-column-width="21844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7cm" style:rel-column-width="21845*"/>
    </style:style>
    <style:style style:name="Таблица6.C" style:family="table-column">
      <style:table-column-properties style:column-width="5.667cm" style:rel-column-width="21844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7cm" style:rel-column-width="21845*"/>
    </style:style>
    <style:style style:name="Таблица7.C" style:family="table-column">
      <style:table-column-properties style:column-width="5.667cm" style:rel-column-width="21844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5.664cm"/>
    </style:style>
    <style:style style:name="Таблица9.B" style:family="table-column">
      <style:table-column-properties style:column-width="5.676cm"/>
    </style:style>
    <style:style style:name="Таблица9.C" style:family="table-column">
      <style:table-column-properties style:column-width="5.673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a. Удаление бесполезных присваиваний </text:p>
      <text:p text:style-name="Standard"><text:tab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До оптимизации</text:p>
          </table:table-cell>
          <table:table-cell table:style-name="Таблица1.B1" office:value-type="string">
            <text:p text:style-name="P1">После оптимизации</text:p>
          </table:table-cell>
        </table:table-row>
        <table:table-row>
          <table:table-cell table:style-name="Таблица1.A2" office:value-type="string">
            <text:p text:style-name="P2">A := B / C + 2; </text:p>
            <text:p text:style-name="P2">D := С – B – 2; </text:p>
            <text:p text:style-name="P2">A := D / C;</text:p>
          </table:table-cell>
          <table:table-cell table:style-name="Таблица1.B2" office:value-type="string">
            <text:p text:style-name="P2"/>
            <text:p text:style-name="P2">D := С – B – 2 ; </text:p>
            <text:p text:style-name="P2">A := D / C ; </text:p>
          </table:table-cell>
        </table:table-row>
      </table:table>
      <text:p text:style-name="Standard"/>
      <text:p text:style-name="Standard">1б. Устранение избыточных вычислений 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До оптимизации</text:p>
          </table:table-cell>
          <table:table-cell table:style-name="Таблица2.B1" office:value-type="string">
            <text:p text:style-name="P1">После оптимизации</text:p>
          </table:table-cell>
        </table:table-row>
        <table:table-row>
          <table:table-cell table:style-name="Таблица2.A2" office:value-type="string">
            <text:p text:style-name="Standard">X := B * C+ 3 ; </text:p>
            <text:p text:style-name="Standard">Y := X * 3 ; </text:p>
            <text:p text:style-name="Standard">Z := W – (B*C+3 )/2 ; </text:p>
          </table:table-cell>
          <table:table-cell table:style-name="Таблица2.B2" office:value-type="string">
            <text:p text:style-name="Standard">X := B * C+ 3 ; </text:p>
            <text:p text:style-name="Standard">Y := X * 3 ; </text:p>
            <text:p text:style-name="Standard">Z := W – (X)/2 ;</text:p>
          </table:table-cell>
        </table:table-row>
      </table:table>
      <text:p text:style-name="Standard"/>
      <text:p text:style-name="Standard">1c,d. Свертка объектного кода и перестановка операций </text:p>
      <text:p text:style-name="Standard"><text:tab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">До оптимизации</text:p>
          </table:table-cell>
          <table:table-cell table:style-name="Таблица3.A1" office:value-type="string">
            <text:p text:style-name="P1">После оптимизации</text:p>
          </table:table-cell>
          <table:table-cell table:style-name="Таблица3.C1" office:value-type="string">
            <text:p text:style-name="P1">Пояснение</text:p>
          </table:table-cell>
        </table:table-row>
        <table:table-row>
          <table:table-cell table:style-name="Таблица3.A2" office:value-type="string">
            <text:p text:style-name="Standard">A := 7 * B * C/D * 3;</text:p>
            <text:p text:style-name="Standard">Y := EXP ( 3 * Z * PI );</text:p>
            <text:p text:style-name="Standard">A := D + C + B + E;</text:p>
            <text:p text:style-name="Standard"/>
            <text:p text:style-name="Standard">A := ( B + C ) – ( D – E ); </text:p>
          </table:table-cell>
          <table:table-cell table:style-name="Таблица3.A2" office:value-type="string">
            <text:p text:style-name="Standard">A := 21 * B * C/D;</text:p>
            <text:p text:style-name="Standard">Y := EXP (( 3 * PI ) * Z));</text:p>
            <text:p text:style-name="Standard">A := (D + C) + (B + E);</text:p>
            <text:p text:style-name="Standard"/>
            <text:p text:style-name="Standard">A := B + ( C <text:s/>– ( D – E )); </text:p>
          </table:table-cell>
          <table:table-cell table:style-name="Таблица3.C2" office:value-type="string">
            <text:p text:style-name="Standard">Свертка</text:p>
            <text:p text:style-name="Standard">Перестановка для свертки</text:p>
            <text:p text:style-name="Standard">Перестановка для 2x-потоковой обработки</text:p>
            <text:p text:style-name="Standard">Перестановка для экономии регистров</text:p>
          </table:table-cell>
        </table:table-row>
      </table:table>
      <text:p text:style-name="Standard"/>
      <text:p text:style-name="Standard">1e. Арифметические, алгебраические и логические преобразования 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До оптимизации</text:p>
          </table:table-cell>
          <table:table-cell table:style-name="Таблица4.A1" office:value-type="string">
            <text:p text:style-name="P1">После оптимизации</text:p>
          </table:table-cell>
          <table:table-cell table:style-name="Таблица4.C1" office:value-type="string">
            <text:p text:style-name="P1">Пояснение</text:p>
          </table:table-cell>
        </table:table-row>
        <table:table-row>
          <table:table-cell table:style-name="Таблица4.A2" office:value-type="string">
            <text:p text:style-name="Standard">A := B * C * 2 – B * (E –3);</text:p>
            <text:p text:style-name="Standard">Y := SQR ( E );</text:p>
            <text:p text:style-name="Standard"/>
            <text:p text:style-name="Standard">A := B * 3; </text:p>
            <text:p text:style-name="Standard">A := (D – E)( D + E) + E*E; </text:p>
            <text:p text:style-name="Standard">L := NOT(NOT A AND NOT B );</text:p>
            <text:p text:style-name="Standard"><text:s/></text:p>
            <text:p text:style-name="Standard">X := Y * 2 ; </text:p>
            <text:p text:style-name="Standard">X := Y DIV 4;</text:p>
          </table:table-cell>
          <table:table-cell table:style-name="Таблица4.A2" office:value-type="string">
            <text:p text:style-name="Standard">A := B * ( C * 2 – (E –3));</text:p>
            <text:p text:style-name="Standard">Y := E * E;</text:p>
            <text:p text:style-name="Standard"/>
            <text:p text:style-name="Standard">A := B + B + B; </text:p>
            <text:p text:style-name="Standard">A := (D – E)( D + E) + E*E; </text:p>
            <text:p text:style-name="Standard">L := A AND B;</text:p>
            <text:p text:style-name="Standard"/>
            <text:p text:style-name="Standard">X := Y SHL 2 ; </text:p>
            <text:p text:style-name="Standard">X := Y SHR 4;</text:p>
          </table:table-cell>
          <table:table-cell table:style-name="Таблица4.C2" office:value-type="string">
            <text:p text:style-name="Standard">Приведение подобных</text:p>
            <text:p text:style-name="Standard">Замена возведение в степень умножением</text:p>
            <text:p text:style-name="Standard">Замена умножения</text:p>
            <text:p text:style-name="Standard"/>
            <text:p text:style-name="Standard">Использование известных тождеств</text:p>
            <text:p text:style-name="Standard">Замена умножения и деления на числа, кратные двум, сдвигом</text:p>
          </table:table-cell>
        </table:table-row>
      </table:table>
      <text:p text:style-name="Standard"/>
      <text:p text:style-name="Standard">2а. </text:p>
      <table:table table:name="Таблица5" table:style-name="Таблица5">
        <table:table-column table:style-name="Таблица5.A" table:number-columns-repeated="2"/>
        <table:table-column table:style-name="Таблица5.C"/>
        <table:table-row>
          <table:table-cell table:style-name="Таблица5.A1" office:value-type="string">
            <text:p text:style-name="P1">До оптимизации</text:p>
          </table:table-cell>
          <table:table-cell table:style-name="Таблица5.A1" office:value-type="string">
            <text:p text:style-name="P1">После оптимизации</text:p>
          </table:table-cell>
          <table:table-cell table:style-name="Таблица5.C1" office:value-type="string">
            <text:p text:style-name="P1">Пояснение</text:p>
          </table:table-cell>
        </table:table-row>
        <table:table-row>
          <table:table-cell table:style-name="Таблица5.A2" office:value-type="string">
            <text:p text:style-name="Standard">A := FALSE;</text:p>
            <text:p text:style-name="Standard">L := A AND B; </text:p>
          </table:table-cell>
          <table:table-cell table:style-name="Таблица5.A2" office:value-type="string">
            <text:p text:style-name="Standard"/>
            <text:p text:style-name="Standard">L := FALSE;</text:p>
          </table:table-cell>
          <table:table-cell table:style-name="Таблица5.C2" office:value-type="string">
            <text:p text:style-name="Standard">AND относительно FALSE</text:p>
          </table:table-cell>
        </table:table-row>
        <table:table-row>
          <table:table-cell table:style-name="Таблица5.A2" office:value-type="string">
            <text:p text:style-name="Standard">A := TRUE;</text:p>
            <text:p text:style-name="Standard">L := B OR A ; </text:p>
          </table:table-cell>
          <table:table-cell table:style-name="Таблица5.A2" office:value-type="string">
            <text:p text:style-name="Standard"/>
            <text:p text:style-name="Standard">L := TRUE;</text:p>
          </table:table-cell>
          <table:table-cell table:style-name="Таблица5.C2" office:value-type="string">
            <text:p text:style-name="Standard">OR относительно TRUE</text:p>
          </table:table-cell>
        </table:table-row>
        <table:table-row>
          <table:table-cell table:style-name="Таблица5.A2" office:value-type="string">
            <text:p text:style-name="Standard">A := 0;</text:p>
            <text:p text:style-name="Standard">R := A * D ; </text:p>
          </table:table-cell>
          <table:table-cell table:style-name="Таблица5.A2" office:value-type="string">
            <text:p text:style-name="Standard"/>
            <text:p text:style-name="Standard">L := 0;</text:p>
          </table:table-cell>
          <table:table-cell table:style-name="Таблица5.C2" office:value-type="string">
            <text:p text:style-name="Standard">Умножение относительно 0</text:p>
            <text:p text:style-name="Standard"/>
          </table:table-cell>
        </table:table-row>
      </table:table>
      <text:p text:style-name="Standard"/>
      <text:p text:style-name="Standard"/>
      <text:p text:style-name="Standard"><text:soft-page-break/>2b. </text:p>
      <table:table table:name="Таблица6" table:style-name="Таблица6">
        <table:table-column table:style-name="Таблица6.A" table:number-columns-repeated="2"/>
        <table:table-column table:style-name="Таблица6.C"/>
        <table:table-row>
          <table:table-cell table:style-name="Таблица6.A1" office:value-type="string">
            <text:p text:style-name="P1">До оптимизации</text:p>
          </table:table-cell>
          <table:table-cell table:style-name="Таблица6.A1" office:value-type="string">
            <text:p text:style-name="P1">После оптимизации</text:p>
          </table:table-cell>
          <table:table-cell table:style-name="Таблица6.C1" office:value-type="string">
            <text:p text:style-name="P1">Пояснение</text:p>
          </table:table-cell>
        </table:table-row>
        <table:table-row>
          <table:table-cell table:style-name="Таблица6.A2" office:value-type="string">
            <text:p text:style-name="Standard">B := FALSE;</text:p>
            <text:p text:style-name="Standard">L := A OR B OR C ; </text:p>
          </table:table-cell>
          <table:table-cell table:style-name="Таблица6.A2" office:value-type="string">
            <text:p text:style-name="Standard"/>
            <text:p text:style-name="Standard">L := A OR C ; </text:p>
          </table:table-cell>
          <table:table-cell table:style-name="Таблица6.C2" office:value-type="string">
            <text:p text:style-name="Standard">OR относительно TRUE</text:p>
          </table:table-cell>
        </table:table-row>
        <table:table-row>
          <table:table-cell table:style-name="Таблица6.A2" office:value-type="string">
            <text:p text:style-name="Standard">A := TRUE;</text:p>
            <text:p text:style-name="Standard">L := A AND B AND C AND D; </text:p>
          </table:table-cell>
          <table:table-cell table:style-name="Таблица6.A2" office:value-type="string">
            <text:p text:style-name="Standard"/>
            <text:p text:style-name="Standard">L := B AND C AND D;</text:p>
          </table:table-cell>
          <table:table-cell table:style-name="Таблица6.C2" office:value-type="string">
            <text:p text:style-name="Standard">AND относительно TRUE</text:p>
          </table:table-cell>
        </table:table-row>
        <table:table-row>
          <table:table-cell table:style-name="Таблица6.A2" office:value-type="string">
            <text:p text:style-name="Standard">D := 1;</text:p>
            <text:p text:style-name="Standard">R := A * B * C* D; </text:p>
          </table:table-cell>
          <table:table-cell table:style-name="Таблица6.A2" office:value-type="string">
            <text:p text:style-name="Standard"/>
            <text:p text:style-name="Standard">R := A * B * C; </text:p>
          </table:table-cell>
          <table:table-cell table:style-name="Таблица6.C2" office:value-type="string">
            <text:p text:style-name="Standard">Умножение относительно 1</text:p>
            <text:p text:style-name="Standard"/>
          </table:table-cell>
        </table:table-row>
      </table:table>
      <text:p text:style-name="Standard"/>
      <text:p text:style-name="Standard">2c. </text:p>
      <table:table table:name="Таблица7" table:style-name="Таблица7">
        <table:table-column table:style-name="Таблица7.A" table:number-columns-repeated="2"/>
        <table:table-column table:style-name="Таблица7.C"/>
        <table:table-row>
          <table:table-cell table:style-name="Таблица7.A1" office:value-type="string">
            <text:p text:style-name="P1">До оптимизации</text:p>
          </table:table-cell>
          <table:table-cell table:style-name="Таблица7.A1" office:value-type="string">
            <text:p text:style-name="P1">После оптимизации</text:p>
          </table:table-cell>
          <table:table-cell table:style-name="Таблица7.C1" office:value-type="string">
            <text:p text:style-name="P1">Пояснение</text:p>
          </table:table-cell>
        </table:table-row>
        <table:table-row>
          <table:table-cell table:style-name="Таблица7.A2" office:value-type="string">
            <text:p text:style-name="Standard">L := A AND B AND F(D) AND F(C) ; </text:p>
            <text:p text:style-name="Standard">{ A = TRUE чаще, чем B; F(C) = FALSE чаще, чем F(D) } </text:p>
          </table:table-cell>
          <table:table-cell table:style-name="Таблица7.A2" office:value-type="string">
            <text:p text:style-name="Standard">L := A AND F(D) AND B AND F(C); </text:p>
          </table:table-cell>
          <table:table-cell table:style-name="Таблица7.C2" office:value-type="string">
            <text:p text:style-name="Standard"/>
          </table:table-cell>
        </table:table-row>
        <table:table-row>
          <table:table-cell table:style-name="Таблица7.A2" office:value-type="string">
            <text:p text:style-name="Standard">L := A OR B OR F(B) OR F(C) ; </text:p>
            <text:p text:style-name="Standard">{F(C) имеет «побочный эффект»} </text:p>
          </table:table-cell>
          <table:table-cell table:style-name="Таблица7.A2" office:value-type="string">
            <text:p text:style-name="Standard">L := F(C) OR A OR B OR F(B);</text:p>
          </table:table-cell>
          <table:table-cell table:style-name="Таблица7.C2" office:value-type="string">
            <text:p text:style-name="Standard"/>
          </table:table-cell>
        </table:table-row>
        <table:table-row>
          <table:table-cell table:style-name="Таблица7.A2" office:value-type="string">
            <text:p text:style-name="Standard">L := A and B and C and F(C) and F(D) ; </text:p>
            <text:p text:style-name="Standard">{F(C) имеет «побочный эффект», заключающийся в изменении C} </text:p>
          </table:table-cell>
          <table:table-cell table:style-name="Таблица7.A2" office:value-type="string">
            <text:p text:style-name="Standard">L := A and B and F(C) and C and F(D) ; </text:p>
          </table:table-cell>
          <table:table-cell table:style-name="Таблица7.C2" office:value-type="string">
            <text:p text:style-name="Standard"/>
          </table:table-cell>
        </table:table-row>
      </table:table>
      <text:p text:style-name="Standard"/>
      <text:p text:style-name="Standard">3a. </text:p>
      <table:table table:name="Таблица8" table:style-name="Таблица8">
        <table:table-column table:style-name="Таблица8.A" table:number-columns-repeated="2"/>
        <table:table-row>
          <table:table-cell table:style-name="Таблица8.A1" office:value-type="string">
            <text:p text:style-name="P1">До оптимизации</text:p>
          </table:table-cell>
          <table:table-cell table:style-name="Таблица8.B1" office:value-type="string">
            <text:p text:style-name="P1">После оптимизации</text:p>
          </table:table-cell>
        </table:table-row>
        <table:table-row>
          <table:table-cell table:style-name="Таблица8.A2" office:value-type="string">
            <text:p text:style-name="Standard">FOR I := 1 TO N DO </text:p>
            <text:p text:style-name="Standard"><text:s text:c="8"/>A[I] := SIN(A / B+3) * A[I] ; </text:p>
          </table:table-cell>
          <table:table-cell table:style-name="Таблица8.B2" office:value-type="string">
            <text:p text:style-name="Standard">D := SIN(A / B+3)</text:p>
            <text:p text:style-name="Standard">FOR I := 1 TO N DO </text:p>
            <text:p text:style-name="Standard"><text:s text:c="8"/>A[I] := D * A[I] ; </text:p>
          </table:table-cell>
        </table:table-row>
      </table:table>
      <text:p text:style-name="Standard"/>
      <text:p text:style-name="Standard">3b. 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До оптимизации</text:p>
          </table:table-cell>
          <table:table-cell table:style-name="Таблица9.A1" office:value-type="string">
            <text:p text:style-name="P1">После оптимизации</text:p>
          </table:table-cell>
          <table:table-cell table:style-name="Таблица9.C1" office:value-type="string">
            <text:p text:style-name="P1">Пояснение</text:p>
          </table:table-cell>
        </table:table-row>
        <table:table-row>
          <table:table-cell table:style-name="Таблица9.A2" office:value-type="string">
            <text:p text:style-name="Standard">S := 5 ;</text:p>
            <text:p text:style-name="Standard">FOR I := 1 TO 20 DO </text:p>
            <text:p text:style-name="Standard">A[I] := I * S ; </text:p>
          </table:table-cell>
          <table:table-cell table:style-name="Таблица9.A2" office:value-type="string">
            <text:p text:style-name="Standard">S := 5 ; T = S;</text:p>
            <text:p text:style-name="Standard">FOR I := 1 TO 20 DO</text:p>
            <text:p text:style-name="Standard">BEGIN </text:p>
            <text:p text:style-name="Standard">A[I] := T; T : = T + 5</text:p>
            <text:p text:style-name="Standard">END; </text:p>
          </table:table-cell>
          <table:table-cell table:style-name="Таблица9.C2" office:value-type="string">
            <text:p text:style-name="Standard"/>
          </table:table-cell>
        </table:table-row>
        <table:table-row>
          <table:table-cell table:style-name="Таблица9.A2" office:value-type="string">
            <text:p text:style-name="Standard">S := 2;</text:p>
            <text:p text:style-name="Standard">FOR I := 1 TO N DO BEGIN P := P + F(S) ;</text:p>
            <text:p text:style-name="Standard">S := S + 20 ; END ; </text:p>
          </table:table-cell>
          <table:table-cell table:style-name="Таблица9.A2" office:value-type="string">
            <text:p text:style-name="Standard">S := 2; M := 2 + N * 2</text:p>
            <text:p text:style-name="Standard">WHILE S&lt;=M DO</text:p>
            <text:p text:style-name="Standard">BEGIN</text:p>
            <text:p text:style-name="Standard">P := P + F(S) ;</text:p>
            <text:p text:style-name="Standard">S := S + 20 ; END ; </text:p>
            <text:p text:style-name="Standard">END;</text:p>
          </table:table-cell>
          <table:table-cell table:style-name="Таблица9.C2" office:value-type="string">
            <text:p text:style-name="Standard"/>
          </table:table-cell>
        </table:table-row>
      </table:table>
      <text:p text:style-name="Standard"/>
      <text:p text:style-name="Standard">3c. </text:p>
      <text:p text:style-name="Standard"><text:tab/>for (i =0 ; i &lt; n ; i ++) for (j =0; j &lt; m; j ++) z[i][j] = x ; </text:p>
      <text:p text:style-name="Standard"><text:soft-page-break/><text:tab/>for (i =0 ; i&lt;n ; i ++) z1[i] = x1; for (j =0; j&lt;n; j ++) z2[j] = x2 ; </text:p>
      <text:p text:style-name="Standard"/>
      <text:p text:style-name="Standard">3d. </text:p>
      <text:p text:style-name="Standard"><text:tab/>FOR I := 1 TO 3 DO X[I] := I*3 ; </text:p>
      <text:p text:style-name="Standard"/>
      <text:p text:style-name="Standard">4. </text:p>
      <text:p text:style-name="Standard"><text:tab/>double F (double i,n) {return 4 * i / n ;} . . . . . w = F (j, m) 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 </meta:initial-creator>
    <meta:creation-date>2012-10-29T23:34:03</meta:creation-date>
    <dc:date>2012-10-30T19:27:25</dc:date>
    <meta:editing-duration>PT2H47M8S</meta:editing-duration>
    <meta:editing-cycles>4</meta:editing-cycles>
    <meta:generator>LibreOffice/3.5$Linux_x86 LibreOffice_project/350m1$Build-2</meta:generator>
    <meta:document-statistic meta:table-count="9" meta:image-count="0" meta:object-count="0" meta:page-count="3" meta:paragraph-count="140" meta:word-count="756" meta:character-count="2775" meta:non-whitespace-character-count="2073"/>
  </office:meta>
</office:document-meta>
</file>